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0CF73E1439B139099F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pt" fo:country="BR"/>
    </style:style>
    <style:style style:name="P2" style:family="paragraph" style:parent-style-name="Standard">
      <style:text-properties style:font-name="Arial" fo:language="pt" fo:country="BR" officeooo:rsid="000c09c5" officeooo:paragraph-rsid="000c09c5"/>
    </style:style>
    <style:style style:name="P3" style:family="paragraph" style:parent-style-name="Standard">
      <style:paragraph-properties fo:text-align="center" style:justify-single-word="false"/>
      <style:text-properties style:font-name="Arial" fo:language="pt" fo:country="BR" officeooo:rsid="000de79d" officeooo:paragraph-rsid="000de79d"/>
    </style:style>
    <style:style style:name="P4" style:family="paragraph" style:parent-style-name="Standard">
      <style:paragraph-properties fo:text-align="center" style:justify-single-word="false"/>
      <style:text-properties style:font-name="Arial" fo:language="pt" fo:country="BR" fo:font-weight="bold" officeooo:rsid="000de79d" officeooo:paragraph-rsid="000de79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language="pt" fo:country="BR" fo:font-weight="normal" officeooo:rsid="000de79d" officeooo:paragraph-rsid="000de79d" style:font-weight-asian="normal" style:font-weight-complex="normal"/>
    </style:style>
    <style:style style:name="P6" style:family="paragraph" style:parent-style-name="Standard">
      <style:paragraph-properties fo:break-before="page"/>
      <style:text-properties style:font-name="Arial" fo:language="pt" fo:country="BR" officeooo:rsid="000c09c5" officeooo:paragraph-rsid="000c09c5"/>
    </style:style>
    <style:style style:name="T1" style:family="text">
      <style:text-properties officeooo:rsid="0007d91a"/>
    </style:style>
    <style:style style:name="T2" style:family="text">
      <style:text-properties officeooo:rsid="0009aeb6"/>
    </style:style>
    <style:style style:name="T3" style:family="text">
      <style:text-properties officeooo:rsid="000ab98f"/>
    </style:style>
    <style:style style:name="T4" style:family="text">
      <style:text-properties officeooo:rsid="000c09c5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EDIEL DA ROSA RIBEIRO</text:p>
      <text:p text:style-name="P3"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RESENHA DO LIVRO</text:p>
      <text:p text:style-name="P4">A FANTÁSTICA VISITA AO PARAÍS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BLUMENAU/SC</text:p>
      <text:p text:style-name="P5">ABRIL 2021</text:p>
      <text:p text:style-name="P6">02/04/2021</text:p>
      <text:p text:style-name="P2"/>
      <text:p text:style-name="P1"><text:tab/><text:span text:style-name="T1">Este livro é uma obra com incrível quantidade de detalhes. Cada palavra, é colocada cuidadosamente pelo autor fazendo com que o leitor possa imaginar como seria a cena. Logo no começo, consigo me ver ajoelhado em meu quarto orando quando de repente, Jesus estaria em meu quarto assim como esteve no quarto de Lutero. A riqueza de detalhes, é ainda mais perceptível quando Jesus nos leva em uma pequena visita ao paraíso. Podendo imaginar cada detalhe descrito pelo autor, podemos perceber quanta dedicação foi colocada nesse pequeno livro. </text:span><text:span text:style-name="T2">Porém vemos como a riqueza de detalhes não tira do leitor a possibilidade de imaginação e de entrar na história como se fosse sua, como se estivesse de fato junto com Lutero e Jesus observando tudo a sua volta. Imaginando como é incrível o paraíso, como Deus é grande, como Deus é bom.</text:span></text:p>
      <text:p text:style-name="P1"><text:tab/><text:span text:style-name="T2">Posso sentir a esperança emanando desse livro. Por trás dessas letras há coração cheio de Deus. Cheio da vontade de voltar pra casa e ver o Pai. Alguém cujo anseio está na eternidade. O autor transmite muito bem essa esperança e essa emoção, quase como que de dentro de seu coração para fora. Algo sobre esse livro faz dele único, não sei se é pela sua riqueza de detalhes bem colocados permitindo ao leitor uma viagem pelo paraíso, ou se isso está na familiaridade do personagem. Alguém que estava perdido e sem esperanças, acaba tendo um encontro com Jesus e todos seus anseios desaparecem como num passe de mágica. Pelo menos, </text:span><text:span text:style-name="T3">foi</text:span><text:span text:style-name="T2"> assim comigo. Estava perdido em minha vida, cheia de egoísmo e pecado, então Jesus “apareceu” em meu quarto e me levou a uma visita ao paraíso. Depois da visita do Deus todo poderoso, </text:span><text:span text:style-name="T3">d</text:span><text:span text:style-name="T2">e ter um encontro com esse Deus poderoso, minha vida nunca mais foi a mesma. </text:span><text:span text:style-name="T3">Hoje vivo e tenho a paz do senhor Jesus, a mesma paz descrita ao final do livro por Lutero. Por onde Jesus passa ele deixa a verdade, a paz e o amor. Jesus é muito bom.</text:span></text:p>
      <text:p text:style-name="P1"/>
      <text:p text:style-name="P1"><text:tab/>– <text:span text:style-name="T4">Jediel Ribeir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width="17cm" svg:height="2.748cm" draw:z-index="0"><draw:image xlink:href="Pictures/1000000000000500000000CF73E1439B139099FF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2.2$Windows_X86_64 LibreOffice_project/8a45595d069ef5570103caea1b71cc9d82b2aae4</meta:generator>
    <dc:date>2021-04-22T07:36:48.057000000</dc:date>
    <meta:editing-duration>PT1H4M31S</meta:editing-duration>
    <meta:editing-cycles>8</meta:editing-cycles>
    <meta:document-statistic meta:table-count="0" meta:image-count="1" meta:object-count="0" meta:page-count="2" meta:paragraph-count="10" meta:word-count="355" meta:character-count="2009" meta:non-whitespace-character-count="1657"/>
  </office:meta>
</office:document-meta>
</file>